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integer-break/" text:style-name="Internet_20_link" text:visited-style-name="Visited_20_Internet_20_Link"><text:span text:style-name="T1">343. Integer Break</text:span></text:a></text:p>
      <text:section text:style-name="Sect1" text:name="headlessui-popover-button-:r19:">
        <text:p text:style-name="Standard"/>
      </text:section>
      <text:section text:style-name="Sect1" text:name="headlessui-popover-button-:rj:">
        <text:p text:style-name="Standard"/>
      </text:section>
      <text:p text:style-name="P3">Medium</text:p>
      <text:p text:style-name="P3">3.9K</text:p>
      <text:p text:style-name="P3">377</text:p>
      <text:section text:style-name="Sect1" text:name="headlessui-popover-button-:rn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5"><text:span text:style-name="T1">Given an integer </text:span><text:span text:style-name="Source_20_Text"><text:span text:style-name="T2">n</text:span></text:span><text:span text:style-name="T1">, break it into the sum of </text:span><text:span text:style-name="Source_20_Text"><text:span text:style-name="T2">k</text:span></text:span><text:span text:style-name="T1"> </text:span><text:span text:style-name="Strong_20_Emphasis"><text:span text:style-name="T1">positive integers</text:span></text:span><text:span text:style-name="T1">, where </text:span><text:span text:style-name="Source_20_Text"><text:span text:style-name="T2">k &gt;= 2</text:span></text:span><text:span text:style-name="T1">, and maximize the product of those integers.</text:span></text:p>
      <text:p text:style-name="P5"><text:span text:style-name="T1">Return </text:span><text:span text:style-name="Emphasis"><text:span text:style-name="T1">the maximum product you can get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2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2 = 1 + 1, 1 × 1 = 1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0</text:span></text:p>
      <text:p text:style-name="P2"><text:span text:style-name="Strong_20_Emphasis"><text:span text:style-name="T1">Output:</text:span></text:span><text:span text:style-name="T1"> 36</text:span></text:p>
      <text:p text:style-name="P1"><text:span text:style-name="Strong_20_Emphasis"><text:span text:style-name="T1">Explanation:</text:span></text:span><text:span text:style-name="T1"> 10 = 3 + 3 + 4, 3 × 3 × 4 = 36.</text:span></text:p>
      <text:p text:style-name="P6"> </text:p>
      <text:p text:style-name="P5"><text:span text:style-name="Strong_20_Emphasis"><text:span text:style-name="T1">Constraints:</text:span></text:span></text:p>
      <text:list xml:id="list1963257547" text:style-name="L1">
        <text:list-item>
          <text:p text:style-name="P7"><text:span text:style-name="Source_20_Text"><text:span text:style-name="T2">2 &lt;= n &lt;= 58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5T22:18:54.548000000</dc:date>
    <meta:editing-duration>PT15S</meta:editing-duration>
    <meta:editing-cycles>1</meta:editing-cycles>
    <meta:document-statistic meta:table-count="0" meta:image-count="0" meta:object-count="0" meta:page-count="1" meta:paragraph-count="19" meta:word-count="87" meta:character-count="371" meta:non-whitespace-character-count="300"/>
    <meta:generator>LibreOffice/7.2.2.2$Windows_X86_64 LibreOffice_project/02b2acce88a210515b4a5bb2e46cbfb63fe97d56</meta:generator>
  </office:meta>
</office:document-meta>
</file>